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0000000109B38ED930F0377DB.png" manifest:media-type="image/png"/>
  <manifest:file-entry manifest:full-path="Pictures/100000010000001000000010BE3527B3C11CD93C.png" manifest:media-type="image/png"/>
  <manifest:file-entry manifest:full-path="Pictures/100000010000000C0000000E500BE6A74CB13FCC.png" manifest:media-type="image/png"/>
  <manifest:file-entry manifest:full-path="Pictures/10000001000000090000000B79FED1DE58AF784A.png" manifest:media-type="image/png"/>
  <manifest:file-entry manifest:full-path="Pictures/100000010000000A00000010AE85C29344634828.png" manifest:media-type="image/png"/>
  <manifest:file-entry manifest:full-path="Pictures/1000000100000011000000116E793E825783D9C3.png" manifest:media-type="image/png"/>
  <manifest:file-entry manifest:full-path="Pictures/10000001000000A0000000A0E6CFF5EA374A4CA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rigicide" svg:font-family="Origicide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TileBig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1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7.2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31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c9211e" loext:opacity="100%" style:font-name="Origicide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color="#c9211e" loext:opacity="100%" style:font-name="Origicide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4.371cm" presentation:class="title" presentation:user-transformed="true">
          <draw:text-box>
            <text:p><text:span text:style-name="T1">TREASURE HUNTER</text:span></text:p>
          </draw:text-box>
        </draw:frame>
        <draw:frame presentation:style-name="pr2" draw:text-style-name="P2" draw:layer="layout" svg:width="25.199cm" svg:height="5.319cm" svg:x="1.5cm" svg:y="6cm" presentation:class="subtitle" presentation:user-transformed="true">
          <draw:text-box>
            <text:p><text:span text:style-name="T2">By Revol No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CONTENT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Ideas</text:p>
              </text:list-item>
              <text:list-item>
                <text:p>Gameplay</text:p>
              </text:list-item>
              <text:list-item>
                <text:p>Problems</text:p>
              </text:list-item>
              <text:list-item>
                <text:p>Cred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Ideas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Replayable</text:p>
              </text:list-item>
              <text:list-item>
                <text:p>Random</text:p>
              </text:list-item>
              <text:list-item>
                <text:p>Easy to contro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Gameplay</text:span></text:p>
          </draw:text-box>
        </draw:frame>
        <draw:frame draw:style-name="gr2" draw:text-style-name="P5" draw:layer="layout" svg:width="2.813cm" svg:height="3cm" svg:x="14.5cm" svg:y="3.757cm">
          <draw:image xlink:href="Pictures/1000000100000011000000116E793E825783D9C3.png" xlink:type="simple" xlink:show="embed" xlink:actuate="onLoad" draw:mime-type="image/png">
            <text:p/>
          </draw:image>
        </draw:frame>
        <draw:frame draw:style-name="gr2" draw:text-style-name="P5" draw:layer="layout" svg:width="1.564cm" svg:height="2.5cm" svg:x="1.436cm" svg:y="11cm">
          <draw:image xlink:href="Pictures/100000010000000A00000010AE85C29344634828.png" xlink:type="simple" xlink:show="embed" xlink:actuate="onLoad" draw:mime-type="image/png">
            <text:p/>
          </draw:image>
        </draw:frame>
        <draw:frame draw:style-name="gr2" draw:text-style-name="P5" draw:layer="layout" svg:width="1.718cm" svg:height="2.103cm" svg:x="1.282cm" svg:y="7.5cm">
          <draw:image xlink:href="Pictures/10000001000000090000000B79FED1DE58AF784A.png" xlink:type="simple" xlink:show="embed" xlink:actuate="onLoad" draw:mime-type="image/png">
            <text:p/>
          </draw:image>
        </draw:frame>
        <draw:frame draw:style-name="gr2" draw:text-style-name="P5" draw:layer="layout" svg:width="2.219cm" svg:height="2.587cm" svg:x="1cm" svg:y="3.913cm">
          <draw:image xlink:href="Pictures/100000010000000C0000000E500BE6A74CB13FCC.png" xlink:type="simple" xlink:show="embed" xlink:actuate="onLoad" draw:mime-type="image/png">
            <text:p/>
          </draw:image>
        </draw:frame>
        <draw:frame draw:style-name="gr2" draw:text-style-name="P5" draw:layer="layout" svg:width="3cm" svg:height="3cm" svg:x="14.36cm" svg:y="11cm">
          <draw:image xlink:href="Pictures/100000010000001000000010BE3527B3C11CD93C.png" xlink:type="simple" xlink:show="embed" xlink:actuate="onLoad" draw:mime-type="image/png">
            <text:p/>
          </draw:image>
        </draw:frame>
        <draw:frame draw:style-name="gr2" draw:text-style-name="P5" draw:layer="layout" svg:width="2.892cm" svg:height="2.892cm" svg:x="14.5cm" svg:y="7.5cm">
          <draw:image xlink:href="Pictures/1000000100000010000000109B38ED930F0377DB.png" xlink:type="simple" xlink:show="embed" xlink:actuate="onLoad" draw:mime-type="image/png">
            <text:p/>
          </draw:image>
        </draw:frame>
        <draw:frame draw:style-name="gr3" draw:text-style-name="P6" draw:layer="layout" svg:width="4cm" svg:height="2.5cm" svg:x="3.5cm" svg:y="7.891cm">
          <draw:text-box>
            <text:p><text:span text:style-name="T3">Goal</text:span></text:p>
          </draw:text-box>
        </draw:frame>
        <draw:frame draw:style-name="gr4" draw:text-style-name="P6" draw:layer="layout" svg:width="10.5cm" svg:height="3.011cm" svg:x="3.5cm" svg:y="4.551cm">
          <draw:text-box>
            <text:p><text:span text:style-name="T3">Player</text:span></text:p>
          </draw:text-box>
        </draw:frame>
        <draw:frame draw:style-name="gr5" draw:text-style-name="P6" draw:layer="layout" svg:width="10.64cm" svg:height="2.011cm" svg:x="17.5cm" svg:y="11.489cm">
          <draw:text-box>
            <text:p><text:span text:style-name="T3">Transform maze</text:span></text:p>
          </draw:text-box>
        </draw:frame>
        <draw:frame draw:style-name="gr3" draw:text-style-name="P6" draw:layer="layout" svg:width="8.5cm" svg:height="2.5cm" svg:x="17.5cm" svg:y="8cm">
          <draw:text-box>
            <text:p><text:span text:style-name="T3">Chase player</text:span></text:p>
          </draw:text-box>
        </draw:frame>
        <draw:frame draw:style-name="gr3" draw:text-style-name="P6" draw:layer="layout" svg:width="4cm" svg:height="2.5cm" svg:x="3.5cm" svg:y="11.5cm">
          <draw:text-box>
            <text:p><text:span text:style-name="T3">Exit</text:span></text:p>
          </draw:text-box>
        </draw:frame>
        <draw:frame draw:style-name="gr3" draw:text-style-name="P6" draw:layer="layout" svg:width="8.5cm" svg:height="2.5cm" svg:x="17.5cm" svg:y="4.257cm">
          <draw:text-box>
            <text:p><text:span text:style-name="T3">Roam arou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Problems</text:span></text:p>
          </draw:text-box>
        </draw:frame>
        <draw:frame draw:style-name="gr6" draw:text-style-name="P7" draw:layer="layout" svg:width="14.051cm" svg:height="7.5cm" svg:x="2.449cm" svg:y="5cm">
          <draw:text-box>
            <text:list text:style-name="L1">
              <text:list-item>
                <text:p><text:span text:style-name="T3">Framework</text:span><text:span text:style-name="T3"><text:line-break/></text:span><text:span text:style-name="T3"/></text:p>
              </text:list-item>
              <text:list-item>
                <text:p><text:span text:style-name="T3">2D Physic Libra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Credits</text:span></text:p>
          </draw:text-box>
        </draw:frame>
        <draw:frame presentation:style-name="pr5" draw:text-style-name="P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Pixel Dungeon game assets by watabou</text:p>
              </text:list-item>
              <text:list-item>
                <text:p>Box2D physic engine by Erin Catto</text:p>
              </text:list-item>
              <text:list-item>
                <text:p>Origicide font by Cpr. Sparhel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rigicide" svg:font-family="Origicide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ileBig" xlink:href="Pictures/10000001000000A0000000A0E6CFF5EA374A4CAE.png" xlink:type="simple" xlink:show="embed" xlink:actuate="onLoad"/>
    <draw:fill-image draw:name="background" xlink:href="Pictures/10000001000000A0000000A0E6CFF5EA374A4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0T19:58:48.819030379</meta:creation-date>
    <dc:date>2022-04-15T09:14:51.050176269</dc:date>
    <meta:editing-duration>PT31M18S</meta:editing-duration>
    <meta:editing-cycles>3</meta:editing-cycles>
    <meta:generator>LibreOffice/7.2.6.2$Linux_X86_64 LibreOffice_project/20$Build-2</meta:generator>
    <meta:document-statistic meta:object-count="56"/>
  </office:meta>
</office:document-meta>
</file>